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0000"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2 puntos" table:style-name="ta1"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</text:p>
          </table:table-cell>
          <table:table-cell office:value-type="string" calcext:value-type="string">
            <text:p>F’’(SI)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-8.721968" calcext:value-type="float">
            <text:p>-8.721968</text:p>
          </table:table-cell>
          <table:table-cell table:style-name="ce2" table:formula="of:=[.A3]-[.A2]" office:value-type="float" office:value="0.2" calcext:value-type="float">
            <text:p>0.2</text:p>
          </table:table-cell>
          <table:table-cell table:formula="of:=MAX([.B2:.B6])" office:value-type="float" office:value="-8.721968" calcext:value-type="float">
            <text:p>-8.721968</text:p>
          </table:table-cell>
          <table:table-cell table:number-columns-repeated="1020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-11.39094" calcext:value-type="float">
            <text:p>-11.39094</text:p>
          </table:table-cell>
          <table:table-cell table:number-columns-repeated="102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-14.34523" calcext:value-type="float">
            <text:p>-14.34523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-17.583432" calcext:value-type="float">
            <text:p>-17.583432</text:p>
          </table:table-cell>
          <table:table-cell table:number-columns-repeated="1022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-21.104092" calcext:value-type="float">
            <text:p>-21.10409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2 puntos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5" office:value-type="string" calcext:value-type="string" table:number-columns-spanned="2" table:number-rows-spanned="1">
            <text:p>Backward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-ERROR</text:p>
          </table:table-cell>
          <table:table-cell table:number-columns-repeated="1021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table:formula="of:=([.B2]-[.B3])/-[.$C$2]" office:value-type="float" office:value="-13.34486" calcext:value-type="float">
            <text:p>-13.34486</text:p>
          </table:table-cell>
          <table:table-cell table:formula="of:=([.C2]/2)*[.D2]" office:value-type="float" office:value="-0.872196800000001" calcext:value-type="float">
            <text:p>-0.8721968</text:p>
          </table:table-cell>
          <table:table-cell table:number-columns-repeated="1021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table:formula="of:=([.B3]-[.B4])/-[.$C$2]" office:value-type="float" office:value="-14.77145" calcext:value-type="float">
            <text:p>-14.77145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table:formula="of:=([.B4]-[.B5])/-[.$C$2]" office:value-type="float" office:value="-16.19101" calcext:value-type="float">
            <text:p>-16.19101</text:p>
          </table:table-cell>
          <table:table-cell table:number-columns-repeated="1022"/>
        </table:table-row>
        <table:table-row table:style-name="ro1">
          <table:table-cell table:style-name="ce2" office:value-type="float" office:value="2.8" calcext:value-type="float">
            <text:p>2.8</text:p>
          </table:table-cell>
          <table:table-cell table:style-name="ce2" table:formula="of:=([.B5]-[.B6])/-[.$C$2]" office:value-type="float" office:value="-17.6033" calcext:value-type="float">
            <text:p>-17.60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Forward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table:formula="of:=([.B3]-[.B2])/[.$C$2]" office:value-type="float" office:value="-13.34486" calcext:value-type="float">
            <text:p>-13.34486</text:p>
          </table:table-cell>
          <table:table-cell table:number-columns-repeated="1022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table:formula="of:=([.B4]-[.B3])/[.$C$2]" office:value-type="float" office:value="-14.77145" calcext:value-type="float">
            <text:p>-14.77145</text:p>
          </table:table-cell>
          <table:table-cell table:number-columns-repeated="102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table:formula="of:=([.B5]-[.B4])/[.$C$2]" office:value-type="float" office:value="-16.19101" calcext:value-type="float">
            <text:p>-16.19101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table:formula="of:=([.B6]-[.B5])/[.$C$2]" office:value-type="float" office:value="-17.6033" calcext:value-type="float">
            <text:p>-17.60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2" table:number-rows-spanned="1">
            <text:p>Central</text:p>
          </table:table-cell>
          <table:covered-table-cell table:style-name="Default"/>
          <table:table-cell table:number-columns-repeated="102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table:number-columns-repeated="1022"/>
        </table:table-row>
        <table:table-row table:style-name="ro1">
          <table:table-cell table:style-name="ce2" office:value-type="float" office:value="2.2" calcext:value-type="float">
            <text:p>2.2</text:p>
          </table:table-cell>
          <table:table-cell table:style-name="ce2" table:formula="of:=([.B4]-[.B2])/(2*[.$C$2])" office:value-type="float" office:value="-14.058155" calcext:value-type="float">
            <text:p>-14.058155</text:p>
          </table:table-cell>
          <table:table-cell table:number-columns-repeated="1022"/>
        </table:table-row>
        <table:table-row table:style-name="ro1">
          <table:table-cell table:style-name="ce2" office:value-type="float" office:value="2.4" calcext:value-type="float">
            <text:p>2.4</text:p>
          </table:table-cell>
          <table:table-cell table:style-name="ce2" table:formula="of:=([.B5]-[.B3])/(2*[.$C$2])" office:value-type="float" office:value="-15.48123" calcext:value-type="float">
            <text:p>-15.48123</text:p>
          </table:table-cell>
          <table:table-cell table:number-columns-repeated="1022"/>
        </table:table-row>
        <table:table-row table:style-name="ro1">
          <table:table-cell table:style-name="ce2" office:value-type="float" office:value="2.6" calcext:value-type="float">
            <text:p>2.6</text:p>
          </table:table-cell>
          <table:table-cell table:style-name="ce2" table:formula="of:=([.B6]-[.B4])/(2*[.$C$2])" office:value-type="float" office:value="-16.897155" calcext:value-type="float">
            <text:p>-16.897155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 point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F’’’(SI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721968" calcext:value-type="float">
            <text:p>-8.721968</text:p>
          </table:table-cell>
          <table:table-cell table:style-name="ce2" table:formula="of:=[.A3]-[.A2]" office:value-type="float" office:value="0.2" calcext:value-type="float">
            <text:p>0.2</text:p>
          </table:table-cell>
          <table:table-cell table:style-name="ce3" table:formula="of:=MAX([.B2:.B6])" office:value-type="float" office:value="-8.721968" calcext:value-type="float">
            <text:p>-8.72196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11.39094" calcext:value-type="float">
            <text:p>-11.39094</text:p>
          </table:table-cell>
          <table:table-cell/>
          <table:table-cell table:style-name="ce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14.34523" calcext:value-type="float">
            <text:p>-14.34523</text:p>
          </table:table-cell>
          <table:table-cell/>
          <table:table-cell table:style-name="ce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7.583432" calcext:value-type="float">
            <text:p>-17.583432</text:p>
          </table:table-cell>
          <table:table-cell/>
          <table:table-cell table:style-name="ce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21.104092" calcext:value-type="float">
            <text:p>-21.104092</text:p>
          </table:table-cell>
          <table:table-cell/>
          <table:table-cell table:style-name="ce3"/>
        </table:table-row>
        <table:table-row table:style-name="ro1" table:number-rows-repeated="2">
          <table:table-cell table:style-name="Default" table:number-columns-repeated="3"/>
          <table:table-cell/>
        </table:table-row>
        <table:table-row table:style-name="ro1">
          <table:table-cell table:style-name="ce4" office:value-type="string" calcext:value-type="string" table:number-columns-spanned="2" table:number-rows-spanned="1">
            <text:p>3 puntos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Backward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[.B2]-4*[.B3]+3*[.B4])/(2*[.$C$2])" office:value-type="float" office:value="-15.484745" calcext:value-type="float">
            <text:p>-15.484745</text:p>
          </table:table-cell>
          <table:table-cell table:formula="of:=(([.C2]^2)/3)*[.D2]" office:value-type="float" office:value="-0.116292906666667" calcext:value-type="float">
            <text:p>-0.1162929067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([.B3]-4*[.B4]+3*[.B5])/(2*[.$C$2])" office:value-type="float" office:value="-16.90079" calcext:value-type="float">
            <text:p>-16.90079</text:p>
          </table:table-cell>
          <table:table-cell table:number-columns-repeated="2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([.B4]-4*[.B5]+3*[.B6])/(2*[.$C$2])" office:value-type="float" office:value="-18.309445" calcext:value-type="float">
            <text:p>-18.309445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Forward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table:number-columns-repeated="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formula="of:=((-3)*[.B2]+4*[.B3]-[.B4])/(2*[.$C$2])" office:value-type="float" office:value="-12.631565" calcext:value-type="float">
            <text:p>-12.631565</text:p>
          </table:table-cell>
          <table:table-cell table:number-columns-repeated="2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((-3)*[.B3]+4*[.B4]-[.B5])/(2*[.$C$2])" office:value-type="float" office:value="-14.06167" calcext:value-type="float">
            <text:p>-14.06167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(-3)*[.B4]+4*[.B5]-[.B6])/(2*[.$C$2])" office:value-type="float" office:value="-15.484865" calcext:value-type="float">
            <text:p>-15.484865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2" table:number-rows-spanned="1">
            <text:p>Central</text:p>
          </table:table-cell>
          <table:covered-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([.B4]-[.B2])/(2*[.$C$2])" office:value-type="float" office:value="-14.058155" calcext:value-type="float">
            <text:p>-14.058155</text:p>
          </table:table-cell>
          <table:table-cell table:formula="of:=(([.C2]^2)/6)*[.D2]" office:value-type="float" office:value="-0.0581464533333334" calcext:value-type="float">
            <text:p>-0.0581464533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[.B5]-[.B3])/(2*[.$C$2])" office:value-type="float" office:value="-15.48123" calcext:value-type="float">
            <text:p>-15.48123</text:p>
          </table:table-cell>
          <table:table-cell table:number-columns-repeated="2"/>
        </table:table-row>
        <table:table-row table:style-name="ro1">
          <table:table-cell office:value-type="float" office:value="2.6" calcext:value-type="float">
            <text:p>2.6</text:p>
          </table:table-cell>
          <table:table-cell table:formula="of:=([.B6]-[.B4])/(2*[.$C$2])" office:value-type="float" office:value="-16.897155" calcext:value-type="float">
            <text:p>-16.897155</text:p>
          </table:table-cell>
          <table:table-cell table:number-columns-repeated="2"/>
        </table:table-row>
      </table:table>
      <table:table table:name="5 points" table:style-name="ta1"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H</text:p>
          </table:table-cell>
          <table:table-cell table:style-name="ce3" office:value-type="string" calcext:value-type="string">
            <text:p>F’’’’(SI)</text:p>
          </table:table-cell>
          <table:table-cell table:style-name="ce3" office:value-type="string" calcext:value-type="string">
            <text:p>F’’’’’(SI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8.721968" calcext:value-type="float">
            <text:p>-8.721968</text:p>
          </table:table-cell>
          <table:table-cell table:style-name="ce2" table:formula="of:=[.A3]-[.A2]" office:value-type="float" office:value="0.2" calcext:value-type="float">
            <text:p>0.2</text:p>
          </table:table-cell>
          <table:table-cell table:style-name="ce3" table:formula="of:=MAX([.B2:.B6])" office:value-type="float" office:value="-8.721968" calcext:value-type="float">
            <text:p>-8.721968</text:p>
          </table:table-cell>
          <table:table-cell office:value-type="float" office:value="-8.721968" calcext:value-type="float">
            <text:p>-8.72196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-11.39094" calcext:value-type="float">
            <text:p>-11.39094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-14.34523" calcext:value-type="float">
            <text:p>-14.34523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-17.583432" calcext:value-type="float">
            <text:p>-17.583432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-21.104092" calcext:value-type="float">
            <text:p>-21.104092</text:p>
          </table:table-cell>
          <table:table-cell/>
          <table:table-cell table:style-name="ce3"/>
          <table:table-cell/>
        </table:table-row>
        <table:table-row table:style-name="ro1" table:number-rows-repeated="2"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 table:number-columns-spanned="2" table:number-rows-spanned="1">
            <text:p>5 puntos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Backward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(-25)*[.B2]+48*[.B3]-36*[.B4]+16*[.B5]-3*[.B6])/(12*[.C2])" office:value-type="float" office:value="-12.6292816666666" calcext:value-type="float">
            <text:p>-12.6292816667</text:p>
          </table:table-cell>
          <table:table-cell table:formula="of:=(([.C2]^4)/5)*[.D2]" office:value-type="float" office:value="-0.00279102976000001" calcext:value-type="float">
            <text:p>-0.0027910298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Forward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table:number-columns-repeated="3"/>
        </table:table-row>
        <table:table-row table:style-name="ro1">
          <table:table-cell office:value-type="float" office:value="2.8" calcext:value-type="float">
            <text:p>2.8</text:p>
          </table:table-cell>
          <table:table-cell table:formula="of:=((-25)*[.B6]+48*[.B5]-36*[.B4]+16*[.B3]-3*[.B2])/(12*(-[.$C$2]))" office:value-type="float" office:value="-18.3069616666667" calcext:value-type="float">
            <text:p>-18.3069616667</text:p>
          </table:table-cell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Central</text:p>
          </table:table-cell>
          <table:covered-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F’(x)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([.B2]-8*[.B3]+8*[.B5]-[.B6])/(12*[.C2])" office:value-type="float" office:value="-15.4824216666666" calcext:value-type="float">
            <text:p>-15.4824216667</text:p>
          </table:table-cell>
          <table:table-cell table:formula="of:=(([.C2]^4)/30)*[.E2]" office:value-type="float" office:value="-0.000465171626666668" calcext:value-type="float">
            <text:p>-0.000465171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04:28:15.052961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8:11:51.127502128</meta:creation-date>
    <meta:generator>LibreOffice/5.1.4.2$Linux_X86_64 LibreOffice_project/10m0$Build-2</meta:generator>
    <dc:date>2016-11-09T05:17:56.556388217</dc:date>
    <meta:editing-duration>PT35M18S</meta:editing-duration>
    <meta:editing-cycles>9</meta:editing-cycles>
    <meta:document-statistic meta:table-count="3" meta:cell-count="136" meta:object-count="0"/>
  </office:meta>
</office:document-meta>
</file>